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3030f" officeooo:paragraph-rsid="0013030f" style:font-weight-asian="bold" style:font-weight-complex="bold"/>
    </style:style>
    <style:style style:name="P2" style:family="paragraph" style:parent-style-name="Standard">
      <style:text-properties fo:font-weight="bold" officeooo:rsid="001334d0" officeooo:paragraph-rsid="001334d0" style:font-weight-asian="bold" style:font-weight-complex="bold"/>
    </style:style>
    <style:style style:name="P3" style:family="paragraph" style:parent-style-name="Standard">
      <style:text-properties style:text-underline-style="none" officeooo:rsid="001334d0" officeooo:paragraph-rsid="001441b0"/>
    </style:style>
    <style:style style:name="P4" style:family="paragraph" style:parent-style-name="Standard">
      <style:text-properties fo:font-weight="normal" officeooo:rsid="001334d0" officeooo:paragraph-rsid="001334d0" style:font-weight-asian="normal" style:font-weight-complex="normal"/>
    </style:style>
    <style:style style:name="P5" style:family="paragraph" style:parent-style-name="Standard" style:master-page-name="Standard">
      <style:paragraph-properties style:page-number="1"/>
      <style:text-properties officeooo:paragraph-rsid="001441b0"/>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officeooo:rsid="00125eb3" style:font-weight-asian="bold"/>
    </style:style>
    <style:style style:name="T3" style:family="text">
      <style:text-properties style:text-underline-style="solid" style:text-underline-width="auto" style:text-underline-color="font-color" fo:font-weight="bold" officeooo:rsid="0013030f" style:font-weight-asian="bold"/>
    </style:style>
    <style:style style:name="T4" style:family="text">
      <style:text-properties style:text-underline-style="solid" style:text-underline-width="auto" style:text-underline-color="font-color" fo:font-weight="bold" officeooo:rsid="001334d0" style:font-weight-asian="bold"/>
    </style:style>
    <style:style style:name="T5" style:family="text">
      <style:text-properties fo:font-weight="bold" style:font-weight-asian="bold"/>
    </style:style>
    <style:style style:name="T6" style:family="text">
      <style:text-properties fo:font-weight="bold" officeooo:rsid="001441b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41b0" style:font-weight-asian="normal" style:font-weight-complex="normal"/>
    </style:style>
    <style:style style:name="T9" style:family="text">
      <style:text-properties style:text-underline-style="none" fo:font-weight="bold" officeooo:rsid="001334d0"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Class::</text:span><text:span text:style-name="T1">Structs</text:span><text:span text:style-name="T9"> </text:span><text:span text:style-name="T4">Variable-Description</text:span></text:p>
      <text:p text:style-name="P3"><text:span text:style-name="T5">RotorControl::Rotator</text:span></text:p>
      <text:p text:style-name="P3"><text:span text:style-name="T5"><text:tab/>weatherOverride-</text:span><text:span text:style-name="T8">Decides weather the rotor will continue opporation as normal or pause <text:tab/>weather conditions. Also decides where it gets its weather data</text:span></text:p>
      <text:p text:style-name="Standard"/>
      <text:p text:style-name="Standard"/>
      <text:p text:style-name="Standard"><text:span text:style-name="T2">Class::</text:span><text:span text:style-name="T1">Functions – </text:span><text:span text:style-name="T3">Description</text:span></text:p>
      <text:p text:style-name="P1">UI::MainMenuDisplay();- <text:span text:style-name="T7">Prints out menu options for the mainMenu Function</text:span></text:p>
      <text:p text:style-name="P1"/>
      <text:p text:style-name="P1">UI::mainMenu(); -<text:span text:style-name="T7"> Launches the programs menu system in cmd line and allows allows for launching of other menus. This is the function that takes care of launching most other functions in the main code</text:span></text:p>
      <text:p text:style-name="P1"/>
      <text:p text:style-name="P1">UI::wxToImgMenu();- <text:span text:style-name="T7">Sub menu from the main menu that deals with all WXTOIMG functions, tests and setting changes. This can be accessed through the main menu gui</text:span></text:p>
      <text:p text:style-name="P1"/>
      <text:p text:style-name="P1">UI::wxToImgMenuDisplay(); - <text:span text:style-name="T7">Prints out menu options for the wxToImgMenu</text:span></text:p>
      <text:p text:style-name="P1"/>
      <text:p text:style-name="P1">UI::SDRMenu();- <text:span text:style-name="T7">Sub menu from the main menu that deals with all SDR(GNU Radio functions, tests and settings changes. It allows for both an FM Test and a satellite test. Use this the FM test if you are troubleshooting if the sdr is connected properly and select a frequency that has a local radio station.</text:span></text:p>
      <text:p text:style-name="P1"/>
      <text:p text:style-name="P1">UI::SDRMenuDisplay();- <text:span text:style-name="T7">Prints out menu options for the SDRMenu Function</text:span></text:p>
      <text:p text:style-name="P1"/>
      <text:p text:style-name="P2">UI::satTrackingMenu();- <text:span text:style-name="T7">Sub menu from the main menu that deals with all Gpredict settings and tests. </text:span></text:p>
      <text:p text:style-name="P2"/>
      <text:p text:style-name="P2">UI::satTrackingMenuDisplay();- <text:span text:style-name="T7">Prints out menu options for the satTrackingMenu</text:span></text:p>
      <text:p text:style-name="P2"/>
      <text:p text:style-name="P2">UI::wxToImgSettingsMenuDisplay();-<text:span text:style-name="T7">Prints out menu options for the wxToImgSettingsMenu</text:span></text:p>
      <text:p text:style-name="P2"/>
      <text:p text:style-name="P2">UI::wxToImgSettingsMenu();- <text:span text:style-name="T7">Sub menu of the wxToImgMenu that allows for tuning of the the settings for how the image is processed within wxtoimg. This allows for different filters, leftband vs right band, sound card frequency, ext.</text:span></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19T13:53:03.760939629</dc:date>
    <meta:editing-duration>PT4M28S</meta:editing-duration>
    <meta:editing-cycles>2</meta:editing-cycles>
    <meta:generator>LibreOffice/6.0.7.3$Linux_X86_64 LibreOffice_project/00m0$Build-3</meta:generator>
    <meta:document-statistic meta:table-count="0" meta:image-count="0" meta:object-count="0" meta:page-count="1" meta:paragraph-count="14" meta:word-count="232" meta:character-count="1610" meta:non-whitespace-character-count="1388"/>
  </office:meta>
</office:document-meta>
</file>